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0DC0000011087EBE1AC.jpg" manifest:media-type="image/jpeg"/>
  <manifest:file-entry manifest:full-path="Pictures/200000020000005F00000040C5929794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 svg:stroke-width="0.025cm" svg:stroke-color="#ff0000" draw:marker-start-width="0.33cm" draw:marker-end-width="0.33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4cm" fo:min-width="0cm"/>
    </style:style>
    <style:style style:name="gr6" style:family="graphic" style:parent-style-name="standard">
      <style:graphic-properties svg:stroke-color="#ff0000"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8" draw:id="id8" draw:layer="layout" svg:width="2.569cm" svg:height="2.988cm" svg:x="2.698cm" svg:y="0.38cm">
          <draw:image xlink:href="Pictures/10000000000000DC0000011087EBE1AC.jpg" xlink:type="simple" xlink:show="embed" xlink:actuate="onLoad">
            <text:p/>
          </draw:image>
          <draw:glue-point draw:id="4" svg:x="-3.845cm" svg:y="2.195cm"/>
          <draw:glue-point draw:id="5" svg:x="-4.149cm" svg:y="-2.687cm"/>
          <draw:glue-point draw:id="6" svg:x="-3.845cm" svg:y="2.54cm"/>
          <draw:glue-point draw:id="7" svg:x="1.981cm" svg:y="-2.299cm"/>
        </draw:frame>
        <draw:frame draw:style-name="gr2" draw:text-style-name="P3" xml:id="id1" draw:id="id1" draw:layer="layout" svg:width="1.442cm" svg:height="0.802cm" svg:x="0.607cm" svg:y="2.556cm">
          <draw:text-box>
            <text:p text:style-name="P2"><text:span text:style-name="T1">پہلی پنیا</text:span></text:p>
          </draw:text-box>
        </draw:frame>
        <draw:custom-shape draw:style-name="gr3" draw:text-style-name="P1" xml:id="id2" draw:id="id2" draw:layer="layout" svg:width="0.465cm" svg:height="0.671cm" svg:x="2.917cm" svg:y="2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2.049cm" svg:y1="2.957cm" svg:x2="2.917cm" svg:y2="3.124cm" draw:start-shape="id1" draw:start-glue-point="1" draw:end-shape="id2" draw:end-glue-point="6" svg:d="m2049 2957c640 0 207 167 868 167">
          <text:p/>
        </draw:connector>
        <draw:frame draw:style-name="gr2" draw:text-style-name="P3" xml:id="id3" draw:id="id3" draw:layer="layout" svg:width="1.772cm" svg:height="0.802cm" svg:x="5.86cm" svg:y="2.751cm">
          <draw:text-box>
            <text:p text:style-name="P2"><text:span text:style-name="T1">ساتویں پنیا</text:span></text:p>
          </draw:text-box>
        </draw:frame>
        <draw:custom-shape draw:style-name="gr3" draw:text-style-name="P1" xml:id="id4" draw:id="id4" draw:layer="layout" svg:width="0.387cm" svg:height="0.671cm" svg:x="4.75cm" svg:y="2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86cm" svg:y1="3.152cm" svg:x2="5.137cm" svg:y2="3.009cm" draw:start-shape="id3" draw:start-glue-point="3" draw:end-shape="id4" draw:end-glue-point="10" svg:d="m5860 3152c-532 0-171-143-723-143">
          <text:p/>
        </draw:connector>
        <draw:custom-shape draw:style-name="gr3" draw:text-style-name="P1" xml:id="id6" draw:id="id6" draw:layer="layout" svg:width="1.124cm" svg:height="0.403cm" draw:transform="rotate (0.1745329251994) translate (3.623cm 2.1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5" draw:id="id5" draw:layer="layout" svg:width="2.437cm" svg:height="0.824cm" svg:x="0.284cm" svg:y="0.532cm">
          <draw:text-box>
            <text:p text:style-name="P2"><text:span text:style-name="T1">مخلوط دور کا نمبر</text:span></text:p>
          </draw:text-box>
          <draw:glue-point draw:id="4" svg:x="-0.127cm" svg:y="2.633cm"/>
        </draw:frame>
        <draw:connector draw:style-name="gr4" draw:text-style-name="P1" draw:layer="layout" draw:type="curve" draw:line-skew="-1.2cm -2.346cm 0.398cm" svg:x1="1.472cm" svg:y1="1.16cm" svg:x2="4.176cm" svg:y2="2.082cm" draw:start-shape="id5" draw:start-glue-point="4" draw:end-shape="id6" draw:end-glue-point="4" svg:d="m1472 1160c0 1083 1496 722 1496 752s1208-40 1208 170">
          <text:p/>
        </draw:connector>
        <draw:custom-shape draw:style-name="gr3" draw:text-style-name="P1" xml:id="id10" draw:id="id10" draw:layer="layout" svg:width="1.124cm" svg:height="0.324cm" draw:transform="rotate (0.1745329251994) translate (3.689cm 2.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9" draw:id="id9" draw:layer="layout" svg:width="2.191cm" svg:height="0.802cm" svg:x="5.421cm" svg:y="1.951cm">
          <draw:text-box>
            <text:p text:style-name="P2"><text:span text:style-name="T1">دیگر معلومات</text:span></text:p>
          </draw:text-box>
        </draw:frame>
        <draw:frame draw:style-name="gr2" draw:text-style-name="P3" xml:id="id7" draw:id="id7" draw:layer="layout" svg:width="1.099cm" svg:height="0.802cm" svg:x="0.284cm" svg:y="1.665cm">
          <draw:text-box>
            <text:p text:style-name="P2"><text:span text:style-name="T1">نشان</text:span></text:p>
          </draw:text-box>
        </draw:frame>
        <draw:connector draw:style-name="gr4" draw:text-style-name="P1" draw:layer="layout" draw:type="curve" svg:x1="1.383cm" svg:y1="2.066cm" svg:x2="2.995cm" svg:y2="2.632cm" draw:start-shape="id7" draw:start-glue-point="1" draw:end-shape="id8" draw:end-glue-point="6" svg:d="m1383 2066c987 0 181 566 1612 566">
          <text:p/>
        </draw:connector>
        <draw:connector draw:style-name="gr4" draw:text-style-name="P1" draw:layer="layout" draw:type="curve" draw:line-skew="0.234cm" svg:x1="1.383cm" svg:y1="2.066cm" svg:x2="2.917cm" svg:y2="1.072cm" draw:start-shape="id7" draw:start-glue-point="1" draw:end-shape="id8" draw:end-glue-point="5" svg:d="m1383 2066c1338 0 571-994 1534-994">
          <text:p/>
        </draw:connector>
        <draw:connector draw:style-name="gr6" draw:text-style-name="P1" draw:layer="layout" draw:type="curve" svg:x1="5.421cm" svg:y1="2.352cm" svg:x2="4.825cm" svg:y2="2.504cm" draw:start-shape="id9" draw:start-glue-point="3" draw:end-shape="id10" draw:end-glue-point="10" svg:d="m5421 2352c-415 0-118 152-596 152">
          <text:p/>
        </draw:connector>
        <draw:frame draw:style-name="gr1" draw:text-style-name="P1" xml:id="id11" draw:id="id11" draw:layer="layout" svg:width="1.546cm" svg:height="0.987cm" svg:x="5.991cm" svg:y="0.355cm">
          <draw:image xlink:href="Pictures/200000020000005F00000040C5929794.eps" xlink:type="simple" xlink:show="embed" xlink:actuate="onLoad">
            <text:p/>
          </draw:image>
          <draw:glue-point draw:id="4" svg:x="4.417cm" svg:y="0.172cm"/>
        </draw:frame>
        <draw:connector draw:style-name="gr7" draw:text-style-name="P1" draw:layer="layout" draw:type="curve" draw:line-skew="-0.377cm" svg:x1="4.49cm" svg:y1="1.188cm" svg:x2="5.991cm" svg:y2="0.848cm" draw:start-shape="id8" draw:start-glue-point="7" draw:end-shape="id11" draw:end-glue-point="3" svg:d="m4490 1188c1143 0 393-340 1501-340">
          <text:p/>
        </draw:connector>
        <draw:frame draw:style-name="gr2" draw:text-style-name="P3" xml:id="id12" draw:id="id12" draw:layer="layout" svg:width="1.827cm" svg:height="0.802cm" svg:x="6.854cm" svg:y="1.241cm">
          <draw:text-box>
            <text:p text:style-name="P2"><text:span text:style-name="T1">خارجی پنیا</text:span></text:p>
          </draw:text-box>
          <draw:glue-point draw:id="4" svg:x="0.372cm" svg:y="-0.997cm"/>
          <draw:glue-point draw:id="5" svg:x="0.793cm" svg:y="-2.281cm"/>
          <draw:glue-point draw:id="6" svg:x="-1.964cm" svg:y="-2.132cm"/>
        </draw:frame>
        <draw:connector draw:style-name="gr4" draw:text-style-name="P1" draw:layer="layout" draw:type="curve" draw:line-skew="1.564cm -1.719cm" svg:x1="7.409cm" svg:y1="1.472cm" svg:x2="7.446cm" svg:y2="0.864cm" draw:start-shape="id12" draw:start-glue-point="6" draw:end-shape="id11" draw:end-glue-point="4" svg:d="m7409 1472c0-79 27-66 42-198s19-410-5-4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30T10:17:14</dc:date>
    <dc:creator>kkk </dc:creator>
    <meta:generator>LibreOffice/3.3$Linux LibreOffice_project/330m19$Build-401</meta:generator>
    <meta:editing-duration>PT6H16M52S</meta:editing-duration>
    <meta:editing-cycles>29</meta:editing-cycles>
    <meta:document-statistic meta:object-count="20"/>
  </office:meta>
</office:document-meta>
</file>